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95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9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87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02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90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1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99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3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1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9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47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3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04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1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106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07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4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109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2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9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250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56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2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59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115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16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3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118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119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8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39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60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6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68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4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25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127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28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9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0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77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3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0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136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37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139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9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280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86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42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02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89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304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05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6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1389in" svg:stroke-color="#34599c" svg:stroke-opacity="100%" draw:stroke-linejoin="miter" svg:stroke-linecap="butt"/>
    </style:style>
    <style:style style:family="paragraph" style:name="a307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08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9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6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69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90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6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5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11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98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0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313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14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15">
      <style:graphic-properties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157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58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5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77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4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7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9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170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6">
      <style:graphic-properties fo:wrap-option="wrap" fo:padding-top="0.00347in" fo:padding-bottom="0.00347in" fo:padding-left="0.00347in" fo:padding-right="0.0034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text text:use-soft-page-breaks="true">
      <text:p text:style-name="P1"><draw:g draw:name="Diagram 2" draw:id="id157" draw:style-name="a315" text:anchor-type="as-char"><svg:title/><svg:desc/><draw:custom-shape svg:x="4.92648in" svg:y="10.10469in" svg:width="0.10027in" svg:height="0.32337in" draw:id="id0" draw:style-name="a0"><svg:title/><svg:desc/><draw:enhanced-geometry draw:type="non-primitive" svg:viewBox="0 0 91686 295688" draw:enhanced-path="M 0 0 L 45843 0 45843 295688 91686 29568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295688"/><draw:equation draw:name="f8" draw:formula="0 / ?f6"/><draw:equation draw:name="f9" draw:formula="91686 / ?f6"/><draw:equation draw:name="f10" draw:formula="0 / ?f7"/><draw:equation draw:name="f11" draw:formula="295688 / ?f7"/></draw:enhanced-geometry></draw:custom-shape><draw:custom-shape svg:x="4.92648in" svg:y="10.10469in" svg:width="0.10027in" svg:height="0.10779in" draw:id="id1" draw:style-name="a1"><svg:title/><svg:desc/><draw:enhanced-geometry draw:type="non-primitive" svg:viewBox="0 0 91686 98562" draw:enhanced-path="M 0 0 L 45843 0 45843 98562 91686 9856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8562"/><draw:equation draw:name="f8" draw:formula="0 / ?f6"/><draw:equation draw:name="f9" draw:formula="91686 / ?f6"/><draw:equation draw:name="f10" draw:formula="0 / ?f7"/><draw:equation draw:name="f11" draw:formula="98562 / ?f7"/></draw:enhanced-geometry></draw:custom-shape><draw:custom-shape svg:x="4.92648in" svg:y="9.99691in" svg:width="0.10027in" svg:height="0.10779in" draw:id="id2" draw:style-name="a2"><svg:title/><svg:desc/><draw:enhanced-geometry draw:type="non-primitive" svg:viewBox="0 0 91686 98562" draw:enhanced-path="M 0 98562 L 45843 98562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8562"/><draw:equation draw:name="f8" draw:formula="0 / ?f6"/><draw:equation draw:name="f9" draw:formula="91686 / ?f6"/><draw:equation draw:name="f10" draw:formula="0 / ?f7"/><draw:equation draw:name="f11" draw:formula="98562 / ?f7"/></draw:enhanced-geometry></draw:custom-shape><draw:custom-shape svg:x="4.92648in" svg:y="9.78133in" svg:width="0.10027in" svg:height="0.32337in" draw:id="id3" draw:style-name="a3"><svg:title/><svg:desc/><draw:enhanced-geometry draw:type="non-primitive" svg:viewBox="0 0 91686 295688" draw:enhanced-path="M 0 295688 L 45843 295688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295688"/><draw:equation draw:name="f8" draw:formula="0 / ?f6"/><draw:equation draw:name="f9" draw:formula="91686 / ?f6"/><draw:equation draw:name="f10" draw:formula="0 / ?f7"/><draw:equation draw:name="f11" draw:formula="295688 / ?f7"/></draw:enhanced-geometry></draw:custom-shape><draw:custom-shape svg:x="4.32486in" svg:y="9.72743in" svg:width="0.10027in" svg:height="0.37726in" draw:id="id4" draw:style-name="a4"><svg:title/><svg:desc/><draw:enhanced-geometry draw:type="non-primitive" svg:viewBox="0 0 91686 344969" draw:enhanced-path="M 0 0 L 45843 0 45843 344969 91686 34496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344969"/><draw:equation draw:name="f8" draw:formula="0 / ?f6"/><draw:equation draw:name="f9" draw:formula="91686 / ?f6"/><draw:equation draw:name="f10" draw:formula="0 / ?f7"/><draw:equation draw:name="f11" draw:formula="344969 / ?f7"/></draw:enhanced-geometry></draw:custom-shape><draw:custom-shape svg:x="4.92648in" svg:y="9.35017in" svg:width="0.10027in" svg:height="0.21558in" draw:id="id5" draw:style-name="a5"><svg:title/><svg:desc/><draw:enhanced-geometry draw:type="non-primitive" svg:viewBox="0 0 91686 197125" draw:enhanced-path="M 0 0 L 45843 0 45843 197125 91686 19712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92648in" svg:y="9.30017in" svg:width="0.10027in" svg:height="0.1in" draw:id="id6" draw:style-name="a6"><svg:title/><svg:desc/><draw:enhanced-geometry draw:type="non-primitive" svg:viewBox="0 0 91686 91440" draw:enhanced-path="M 0 45720 L 91686 4572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1440"/><draw:equation draw:name="f8" draw:formula="0 / ?f6"/><draw:equation draw:name="f9" draw:formula="91686 / ?f6"/><draw:equation draw:name="f10" draw:formula="0 / ?f7"/><draw:equation draw:name="f11" draw:formula="91440 / ?f7"/></draw:enhanced-geometry></draw:custom-shape><draw:custom-shape svg:x="4.92648in" svg:y="9.13459in" svg:width="0.10027in" svg:height="0.21558in" draw:id="id7" draw:style-name="a7"><svg:title/><svg:desc/><draw:enhanced-geometry draw:type="non-primitive" svg:viewBox="0 0 91686 197125" draw:enhanced-path="M 0 197125 L 45843 197125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32486in" svg:y="9.35017in" svg:width="0.10027in" svg:height="0.37726in" draw:id="id8" draw:style-name="a8"><svg:title/><svg:desc/><draw:enhanced-geometry draw:type="non-primitive" svg:viewBox="0 0 91686 344969" draw:enhanced-path="M 0 344969 L 45843 344969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344969"/><draw:equation draw:name="f8" draw:formula="0 / ?f6"/><draw:equation draw:name="f9" draw:formula="91686 / ?f6"/><draw:equation draw:name="f10" draw:formula="0 / ?f7"/><draw:equation draw:name="f11" draw:formula="344969 / ?f7"/></draw:enhanced-geometry></draw:custom-shape><draw:custom-shape svg:x="3.72325in" svg:y="5.49669in" svg:width="0.10027in" svg:height="4.23074in" draw:id="id9" draw:style-name="a9"><svg:title/><svg:desc/><draw:enhanced-geometry draw:type="non-primitive" svg:viewBox="0 0 91686 3868587" draw:enhanced-path="M 0 0 L 45843 0 45843 3868587 91686 3868587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3868587"/><draw:equation draw:name="f8" draw:formula="0 / ?f6"/><draw:equation draw:name="f9" draw:formula="91686 / ?f6"/><draw:equation draw:name="f10" draw:formula="0 / ?f7"/><draw:equation draw:name="f11" draw:formula="3868587 / ?f7"/></draw:enhanced-geometry></draw:custom-shape><draw:custom-shape svg:x="4.32486in" svg:y="8.91901in" svg:width="0.10027in" svg:height="0.21558in" draw:id="id10" draw:style-name="a10"><svg:title/><svg:desc/><draw:enhanced-geometry draw:type="non-primitive" svg:viewBox="0 0 91686 197125" draw:enhanced-path="M 0 0 L 45843 0 45843 197125 91686 19712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32486in" svg:y="8.86901in" svg:width="0.10027in" svg:height="0.1in" draw:id="id11" draw:style-name="a11"><svg:title/><svg:desc/><draw:enhanced-geometry draw:type="non-primitive" svg:viewBox="0 0 91686 91440" draw:enhanced-path="M 0 45720 L 91686 4572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1440"/><draw:equation draw:name="f8" draw:formula="0 / ?f6"/><draw:equation draw:name="f9" draw:formula="91686 / ?f6"/><draw:equation draw:name="f10" draw:formula="0 / ?f7"/><draw:equation draw:name="f11" draw:formula="91440 / ?f7"/></draw:enhanced-geometry></draw:custom-shape><draw:custom-shape svg:x="4.32486in" svg:y="8.70343in" svg:width="0.10027in" svg:height="0.21558in" draw:id="id12" draw:style-name="a12"><svg:title/><svg:desc/><draw:enhanced-geometry draw:type="non-primitive" svg:viewBox="0 0 91686 197125" draw:enhanced-path="M 0 197125 L 45843 197125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3.72325in" svg:y="5.49669in" svg:width="0.10027in" svg:height="3.42232in" draw:id="id13" draw:style-name="a13"><svg:title/><svg:desc/><draw:enhanced-geometry draw:type="non-primitive" svg:viewBox="0 0 91686 3129366" draw:enhanced-path="M 0 0 L 45843 0 45843 3129366 91686 312936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3129366"/><draw:equation draw:name="f8" draw:formula="0 / ?f6"/><draw:equation draw:name="f9" draw:formula="91686 / ?f6"/><draw:equation draw:name="f10" draw:formula="0 / ?f7"/><draw:equation draw:name="f11" draw:formula="3129366 / ?f7"/></draw:enhanced-geometry></draw:custom-shape><draw:custom-shape svg:x="4.92648in" svg:y="8.48785in" svg:width="0.10027in" svg:height="0.43116in" draw:id="id14" draw:style-name="a14"><svg:title/><svg:desc/><draw:enhanced-geometry draw:type="non-primitive" svg:viewBox="0 0 91686 394250" draw:enhanced-path="M 0 0 L 45843 0 45843 394250 91686 39425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394250"/><draw:equation draw:name="f8" draw:formula="0 / ?f6"/><draw:equation draw:name="f9" draw:formula="91686 / ?f6"/><draw:equation draw:name="f10" draw:formula="0 / ?f7"/><draw:equation draw:name="f11" draw:formula="394250 / ?f7"/></draw:enhanced-geometry></draw:custom-shape><draw:custom-shape svg:x="4.92648in" svg:y="8.48785in" svg:width="0.10027in" svg:height="0.21558in" draw:id="id15" draw:style-name="a15"><svg:title/><svg:desc/><draw:enhanced-geometry draw:type="non-primitive" svg:viewBox="0 0 91686 197125" draw:enhanced-path="M 0 0 L 45843 0 45843 197125 91686 19712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92648in" svg:y="8.43785in" svg:width="0.10027in" svg:height="0.1in" draw:id="id16" draw:style-name="a16"><svg:title/><svg:desc/><draw:enhanced-geometry draw:type="non-primitive" svg:viewBox="0 0 91686 91440" draw:enhanced-path="M 0 45720 L 91686 4572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1440"/><draw:equation draw:name="f8" draw:formula="0 / ?f6"/><draw:equation draw:name="f9" draw:formula="91686 / ?f6"/><draw:equation draw:name="f10" draw:formula="0 / ?f7"/><draw:equation draw:name="f11" draw:formula="91440 / ?f7"/></draw:enhanced-geometry></draw:custom-shape><draw:custom-shape svg:x="4.92648in" svg:y="8.27227in" svg:width="0.10027in" svg:height="0.21558in" draw:id="id17" draw:style-name="a17"><svg:title/><svg:desc/><draw:enhanced-geometry draw:type="non-primitive" svg:viewBox="0 0 91686 197125" draw:enhanced-path="M 0 197125 L 45843 197125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92648in" svg:y="8.05669in" svg:width="0.10027in" svg:height="0.43116in" draw:id="id18" draw:style-name="a18"><svg:title/><svg:desc/><draw:enhanced-geometry draw:type="non-primitive" svg:viewBox="0 0 91686 394250" draw:enhanced-path="M 0 394250 L 45843 394250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394250"/><draw:equation draw:name="f8" draw:formula="0 / ?f6"/><draw:equation draw:name="f9" draw:formula="91686 / ?f6"/><draw:equation draw:name="f10" draw:formula="0 / ?f7"/><draw:equation draw:name="f11" draw:formula="394250 / ?f7"/></draw:enhanced-geometry></draw:custom-shape><draw:custom-shape svg:x="4.32486in" svg:y="7.89501in" svg:width="0.10027in" svg:height="0.59284in" draw:id="id19" draw:style-name="a19"><svg:title/><svg:desc/><draw:enhanced-geometry draw:type="non-primitive" svg:viewBox="0 0 91686 542095" draw:enhanced-path="M 0 0 L 45843 0 45843 542095 91686 54209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542095"/><draw:equation draw:name="f8" draw:formula="0 / ?f6"/><draw:equation draw:name="f9" draw:formula="91686 / ?f6"/><draw:equation draw:name="f10" draw:formula="0 / ?f7"/><draw:equation draw:name="f11" draw:formula="542095 / ?f7"/></draw:enhanced-geometry></draw:custom-shape><draw:custom-shape svg:x="4.92648in" svg:y="7.73332in" svg:width="0.10027in" svg:height="0.10779in" draw:id="id20" draw:style-name="a20"><svg:title/><svg:desc/><draw:enhanced-geometry draw:type="non-primitive" svg:viewBox="0 0 91686 98562" draw:enhanced-path="M 0 0 L 45843 0 45843 98562 91686 9856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8562"/><draw:equation draw:name="f8" draw:formula="0 / ?f6"/><draw:equation draw:name="f9" draw:formula="91686 / ?f6"/><draw:equation draw:name="f10" draw:formula="0 / ?f7"/><draw:equation draw:name="f11" draw:formula="98562 / ?f7"/></draw:enhanced-geometry></draw:custom-shape><draw:custom-shape svg:x="4.92648in" svg:y="7.62554in" svg:width="0.10027in" svg:height="0.10779in" draw:id="id21" draw:style-name="a21"><svg:title/><svg:desc/><draw:enhanced-geometry draw:type="non-primitive" svg:viewBox="0 0 91686 98562" draw:enhanced-path="M 0 98562 L 45843 98562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8562"/><draw:equation draw:name="f8" draw:formula="0 / ?f6"/><draw:equation draw:name="f9" draw:formula="91686 / ?f6"/><draw:equation draw:name="f10" draw:formula="0 / ?f7"/><draw:equation draw:name="f11" draw:formula="98562 / ?f7"/></draw:enhanced-geometry></draw:custom-shape><draw:custom-shape svg:x="4.32486in" svg:y="7.73332in" svg:width="0.10027in" svg:height="0.16168in" draw:id="id22" draw:style-name="a22"><svg:title/><svg:desc/><draw:enhanced-geometry draw:type="non-primitive" svg:viewBox="0 0 91686 147844" draw:enhanced-path="M 0 147844 L 45843 147844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47844"/><draw:equation draw:name="f8" draw:formula="0 / ?f6"/><draw:equation draw:name="f9" draw:formula="91686 / ?f6"/><draw:equation draw:name="f10" draw:formula="0 / ?f7"/><draw:equation draw:name="f11" draw:formula="147844 / ?f7"/></draw:enhanced-geometry></draw:custom-shape><draw:custom-shape svg:x="4.92648in" svg:y="7.28103in" svg:width="0.10027in" svg:height="0.1in" draw:id="id23" draw:style-name="a23"><svg:title/><svg:desc/><draw:enhanced-geometry draw:type="non-primitive" svg:viewBox="0 0 91686 91440" draw:enhanced-path="M 0 45720 L 45843 45720 45843 117887 91686 117887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1440"/><draw:equation draw:name="f8" draw:formula="0 / ?f6"/><draw:equation draw:name="f9" draw:formula="91686 / ?f6"/><draw:equation draw:name="f10" draw:formula="0 / ?f7"/><draw:equation draw:name="f11" draw:formula="91440 / ?f7"/></draw:enhanced-geometry></draw:custom-shape><draw:custom-shape svg:x="4.92648in" svg:y="7.19438in" svg:width="0.10027in" svg:height="0.13666in" draw:id="id24" draw:style-name="a24"><svg:title/><svg:desc/><draw:enhanced-geometry draw:type="non-primitive" svg:viewBox="0 0 91686 124958" draw:enhanced-path="M 0 124958 L 45843 124958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24958"/><draw:equation draw:name="f8" draw:formula="0 / ?f6"/><draw:equation draw:name="f9" draw:formula="91686 / ?f6"/><draw:equation draw:name="f10" draw:formula="0 / ?f7"/><draw:equation draw:name="f11" draw:formula="124958 / ?f7"/></draw:enhanced-geometry></draw:custom-shape><draw:custom-shape svg:x="4.32486in" svg:y="7.33103in" svg:width="0.10027in" svg:height="0.56398in" draw:id="id25" draw:style-name="a25"><svg:title/><svg:desc/><draw:enhanced-geometry draw:type="non-primitive" svg:viewBox="0 0 91686 515699" draw:enhanced-path="M 0 515699 L 45843 515699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515699"/><draw:equation draw:name="f8" draw:formula="0 / ?f6"/><draw:equation draw:name="f9" draw:formula="91686 / ?f6"/><draw:equation draw:name="f10" draw:formula="0 / ?f7"/><draw:equation draw:name="f11" draw:formula="515699 / ?f7"/></draw:enhanced-geometry></draw:custom-shape><draw:custom-shape svg:x="3.72325in" svg:y="5.49669in" svg:width="0.10027in" svg:height="2.39832in" draw:id="id26" draw:style-name="a26"><svg:title/><svg:desc/><draw:enhanced-geometry draw:type="non-primitive" svg:viewBox="0 0 91686 2193020" draw:enhanced-path="M 0 0 L 45843 0 45843 2193020 91686 219302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2193020"/><draw:equation draw:name="f8" draw:formula="0 / ?f6"/><draw:equation draw:name="f9" draw:formula="91686 / ?f6"/><draw:equation draw:name="f10" draw:formula="0 / ?f7"/><draw:equation draw:name="f11" draw:formula="2193020 / ?f7"/></draw:enhanced-geometry></draw:custom-shape><draw:custom-shape svg:x="4.92648in" svg:y="6.76322in" svg:width="0.10027in" svg:height="0.21558in" draw:id="id27" draw:style-name="a27"><svg:title/><svg:desc/><draw:enhanced-geometry draw:type="non-primitive" svg:viewBox="0 0 91686 197125" draw:enhanced-path="M 0 0 L 45843 0 45843 197125 91686 19712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92648in" svg:y="6.71322in" svg:width="0.10027in" svg:height="0.1in" draw:id="id28" draw:style-name="a28"><svg:title/><svg:desc/><draw:enhanced-geometry draw:type="non-primitive" svg:viewBox="0 0 91686 91440" draw:enhanced-path="M 0 45720 L 91686 4572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1440"/><draw:equation draw:name="f8" draw:formula="0 / ?f6"/><draw:equation draw:name="f9" draw:formula="91686 / ?f6"/><draw:equation draw:name="f10" draw:formula="0 / ?f7"/><draw:equation draw:name="f11" draw:formula="91440 / ?f7"/></draw:enhanced-geometry></draw:custom-shape><draw:custom-shape svg:x="4.92648in" svg:y="6.54764in" svg:width="0.10027in" svg:height="0.21558in" draw:id="id29" draw:style-name="a29"><svg:title/><svg:desc/><draw:enhanced-geometry draw:type="non-primitive" svg:viewBox="0 0 91686 197125" draw:enhanced-path="M 0 197125 L 45843 197125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32486in" svg:y="6.43985in" svg:width="0.10027in" svg:height="0.32337in" draw:id="id30" draw:style-name="a30"><svg:title/><svg:desc/><draw:enhanced-geometry draw:type="non-primitive" svg:viewBox="0 0 91686 295688" draw:enhanced-path="M 0 0 L 45843 0 45843 295688 91686 29568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295688"/><draw:equation draw:name="f8" draw:formula="0 / ?f6"/><draw:equation draw:name="f9" draw:formula="91686 / ?f6"/><draw:equation draw:name="f10" draw:formula="0 / ?f7"/><draw:equation draw:name="f11" draw:formula="295688 / ?f7"/></draw:enhanced-geometry></draw:custom-shape><draw:custom-shape svg:x="4.92648in" svg:y="6.11648in" svg:width="0.10027in" svg:height="0.21558in" draw:id="id31" draw:style-name="a31"><svg:title/><svg:desc/><draw:enhanced-geometry draw:type="non-primitive" svg:viewBox="0 0 91686 197125" draw:enhanced-path="M 0 0 L 45843 0 45843 197125 91686 19712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92648in" svg:y="6.06648in" svg:width="0.10027in" svg:height="0.1in" draw:id="id32" draw:style-name="a32"><svg:title/><svg:desc/><draw:enhanced-geometry draw:type="non-primitive" svg:viewBox="0 0 91686 91440" draw:enhanced-path="M 0 45720 L 91686 4572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1440"/><draw:equation draw:name="f8" draw:formula="0 / ?f6"/><draw:equation draw:name="f9" draw:formula="91686 / ?f6"/><draw:equation draw:name="f10" draw:formula="0 / ?f7"/><draw:equation draw:name="f11" draw:formula="91440 / ?f7"/></draw:enhanced-geometry></draw:custom-shape><draw:custom-shape svg:x="4.92648in" svg:y="5.9009in" svg:width="0.10027in" svg:height="0.21558in" draw:id="id33" draw:style-name="a33"><svg:title/><svg:desc/><draw:enhanced-geometry draw:type="non-primitive" svg:viewBox="0 0 91686 197125" draw:enhanced-path="M 0 197125 L 45843 197125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32486in" svg:y="6.11648in" svg:width="0.10027in" svg:height="0.32337in" draw:id="id34" draw:style-name="a34"><svg:title/><svg:desc/><draw:enhanced-geometry draw:type="non-primitive" svg:viewBox="0 0 91686 295688" draw:enhanced-path="M 0 295688 L 45843 295688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295688"/><draw:equation draw:name="f8" draw:formula="0 / ?f6"/><draw:equation draw:name="f9" draw:formula="91686 / ?f6"/><draw:equation draw:name="f10" draw:formula="0 / ?f7"/><draw:equation draw:name="f11" draw:formula="295688 / ?f7"/></draw:enhanced-geometry></draw:custom-shape><draw:custom-shape svg:x="3.72325in" svg:y="5.49669in" svg:width="0.10027in" svg:height="0.94316in" draw:id="id35" draw:style-name="a35"><svg:title/><svg:desc/><draw:enhanced-geometry draw:type="non-primitive" svg:viewBox="0 0 91686 862423" draw:enhanced-path="M 0 0 L 45843 0 45843 862423 91686 862423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862423"/><draw:equation draw:name="f8" draw:formula="0 / ?f6"/><draw:equation draw:name="f9" draw:formula="91686 / ?f6"/><draw:equation draw:name="f10" draw:formula="0 / ?f7"/><draw:equation draw:name="f11" draw:formula="862423 / ?f7"/></draw:enhanced-geometry></draw:custom-shape><draw:custom-shape svg:x="4.32486in" svg:y="5.79311in" svg:width="0.10027in" svg:height="0.10779in" draw:id="id36" draw:style-name="a36"><svg:title/><svg:desc/><draw:enhanced-geometry draw:type="non-primitive" svg:viewBox="0 0 91686 98562" draw:enhanced-path="M 0 0 L 45843 0 45843 98562 91686 9856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8562"/><draw:equation draw:name="f8" draw:formula="0 / ?f6"/><draw:equation draw:name="f9" draw:formula="91686 / ?f6"/><draw:equation draw:name="f10" draw:formula="0 / ?f7"/><draw:equation draw:name="f11" draw:formula="98562 / ?f7"/></draw:enhanced-geometry></draw:custom-shape><draw:custom-shape svg:x="4.32486in" svg:y="5.68532in" svg:width="0.10027in" svg:height="0.10779in" draw:id="id37" draw:style-name="a37"><svg:title/><svg:desc/><draw:enhanced-geometry draw:type="non-primitive" svg:viewBox="0 0 91686 98562" draw:enhanced-path="M 0 98562 L 45843 98562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8562"/><draw:equation draw:name="f8" draw:formula="0 / ?f6"/><draw:equation draw:name="f9" draw:formula="91686 / ?f6"/><draw:equation draw:name="f10" draw:formula="0 / ?f7"/><draw:equation draw:name="f11" draw:formula="98562 / ?f7"/></draw:enhanced-geometry></draw:custom-shape><draw:custom-shape svg:x="3.72325in" svg:y="5.49669in" svg:width="0.10027in" svg:height="0.29642in" draw:id="id38" draw:style-name="a38"><svg:title/><svg:desc/><draw:enhanced-geometry draw:type="non-primitive" svg:viewBox="0 0 91686 271047" draw:enhanced-path="M 0 0 L 45843 0 45843 271047 91686 271047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271047"/><draw:equation draw:name="f8" draw:formula="0 / ?f6"/><draw:equation draw:name="f9" draw:formula="91686 / ?f6"/><draw:equation draw:name="f10" draw:formula="0 / ?f7"/><draw:equation draw:name="f11" draw:formula="271047 / ?f7"/></draw:enhanced-geometry></draw:custom-shape><draw:custom-shape svg:x="4.92648in" svg:y="5.46975in" svg:width="0.10027in" svg:height="0.21558in" draw:id="id39" draw:style-name="a39"><svg:title/><svg:desc/><draw:enhanced-geometry draw:type="non-primitive" svg:viewBox="0 0 91686 197125" draw:enhanced-path="M 0 0 L 45843 0 45843 197125 91686 19712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92648in" svg:y="5.41975in" svg:width="0.10027in" svg:height="0.1in" draw:id="id40" draw:style-name="a40"><svg:title/><svg:desc/><draw:enhanced-geometry draw:type="non-primitive" svg:viewBox="0 0 91686 91440" draw:enhanced-path="M 0 45720 L 91686 4572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1440"/><draw:equation draw:name="f8" draw:formula="0 / ?f6"/><draw:equation draw:name="f9" draw:formula="91686 / ?f6"/><draw:equation draw:name="f10" draw:formula="0 / ?f7"/><draw:equation draw:name="f11" draw:formula="91440 / ?f7"/></draw:enhanced-geometry></draw:custom-shape><draw:custom-shape svg:x="4.92648in" svg:y="5.25417in" svg:width="0.10027in" svg:height="0.21558in" draw:id="id41" draw:style-name="a41"><svg:title/><svg:desc/><draw:enhanced-geometry draw:type="non-primitive" svg:viewBox="0 0 91686 197125" draw:enhanced-path="M 0 197125 L 45843 197125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32486in" svg:y="4.71522in" svg:width="0.10027in" svg:height="0.75453in" draw:id="id42" draw:style-name="a42"><svg:title/><svg:desc/><draw:enhanced-geometry draw:type="non-primitive" svg:viewBox="0 0 91686 689939" draw:enhanced-path="M 0 0 L 45843 0 45843 689939 91686 68993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689939"/><draw:equation draw:name="f8" draw:formula="0 / ?f6"/><draw:equation draw:name="f9" draw:formula="91686 / ?f6"/><draw:equation draw:name="f10" draw:formula="0 / ?f7"/><draw:equation draw:name="f11" draw:formula="689939 / ?f7"/></draw:enhanced-geometry></draw:custom-shape><draw:custom-shape svg:x="4.92648in" svg:y="4.9308in" svg:width="0.10027in" svg:height="0.10779in" draw:id="id43" draw:style-name="a43"><svg:title/><svg:desc/><draw:enhanced-geometry draw:type="non-primitive" svg:viewBox="0 0 91686 98562" draw:enhanced-path="M 0 0 L 45843 0 45843 98562 91686 9856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8562"/><draw:equation draw:name="f8" draw:formula="0 / ?f6"/><draw:equation draw:name="f9" draw:formula="91686 / ?f6"/><draw:equation draw:name="f10" draw:formula="0 / ?f7"/><draw:equation draw:name="f11" draw:formula="98562 / ?f7"/></draw:enhanced-geometry></draw:custom-shape><draw:custom-shape svg:x="4.92648in" svg:y="4.82301in" svg:width="0.10027in" svg:height="0.10779in" draw:id="id44" draw:style-name="a44"><svg:title/><svg:desc/><draw:enhanced-geometry draw:type="non-primitive" svg:viewBox="0 0 91686 98562" draw:enhanced-path="M 0 98562 L 45843 98562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8562"/><draw:equation draw:name="f8" draw:formula="0 / ?f6"/><draw:equation draw:name="f9" draw:formula="91686 / ?f6"/><draw:equation draw:name="f10" draw:formula="0 / ?f7"/><draw:equation draw:name="f11" draw:formula="98562 / ?f7"/></draw:enhanced-geometry></draw:custom-shape><draw:custom-shape svg:x="4.32486in" svg:y="4.71522in" svg:width="0.10027in" svg:height="0.21558in" draw:id="id45" draw:style-name="a45"><svg:title/><svg:desc/><draw:enhanced-geometry draw:type="non-primitive" svg:viewBox="0 0 91686 197125" draw:enhanced-path="M 0 0 L 45843 0 45843 197125 91686 19712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92648in" svg:y="4.49964in" svg:width="0.10027in" svg:height="0.10779in" draw:id="id46" draw:style-name="a46"><svg:title/><svg:desc/><draw:enhanced-geometry draw:type="non-primitive" svg:viewBox="0 0 91686 98562" draw:enhanced-path="M 0 0 L 45843 0 45843 98562 91686 9856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8562"/><draw:equation draw:name="f8" draw:formula="0 / ?f6"/><draw:equation draw:name="f9" draw:formula="91686 / ?f6"/><draw:equation draw:name="f10" draw:formula="0 / ?f7"/><draw:equation draw:name="f11" draw:formula="98562 / ?f7"/></draw:enhanced-geometry></draw:custom-shape><draw:custom-shape svg:x="4.92648in" svg:y="4.39185in" svg:width="0.10027in" svg:height="0.10779in" draw:id="id47" draw:style-name="a47"><svg:title/><svg:desc/><draw:enhanced-geometry draw:type="non-primitive" svg:viewBox="0 0 91686 98562" draw:enhanced-path="M 0 98562 L 45843 98562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8562"/><draw:equation draw:name="f8" draw:formula="0 / ?f6"/><draw:equation draw:name="f9" draw:formula="91686 / ?f6"/><draw:equation draw:name="f10" draw:formula="0 / ?f7"/><draw:equation draw:name="f11" draw:formula="98562 / ?f7"/></draw:enhanced-geometry></draw:custom-shape><draw:custom-shape svg:x="4.32486in" svg:y="4.49964in" svg:width="0.10027in" svg:height="0.21558in" draw:id="id48" draw:style-name="a48"><svg:title/><svg:desc/><draw:enhanced-geometry draw:type="non-primitive" svg:viewBox="0 0 91686 197125" draw:enhanced-path="M 0 197125 L 45843 197125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92648in" svg:y="3.96069in" svg:width="0.10027in" svg:height="0.21558in" draw:id="id49" draw:style-name="a49"><svg:title/><svg:desc/><draw:enhanced-geometry draw:type="non-primitive" svg:viewBox="0 0 91686 197125" draw:enhanced-path="M 0 0 L 45843 0 45843 197125 91686 19712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92648in" svg:y="3.91069in" svg:width="0.10027in" svg:height="0.1in" draw:id="id50" draw:style-name="a50"><svg:title/><svg:desc/><draw:enhanced-geometry draw:type="non-primitive" svg:viewBox="0 0 91686 91440" draw:enhanced-path="M 0 45720 L 91686 4572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1440"/><draw:equation draw:name="f8" draw:formula="0 / ?f6"/><draw:equation draw:name="f9" draw:formula="91686 / ?f6"/><draw:equation draw:name="f10" draw:formula="0 / ?f7"/><draw:equation draw:name="f11" draw:formula="91440 / ?f7"/></draw:enhanced-geometry></draw:custom-shape><draw:custom-shape svg:x="4.92648in" svg:y="3.74511in" svg:width="0.10027in" svg:height="0.21558in" draw:id="id51" draw:style-name="a51"><svg:title/><svg:desc/><draw:enhanced-geometry draw:type="non-primitive" svg:viewBox="0 0 91686 197125" draw:enhanced-path="M 0 197125 L 45843 197125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32486in" svg:y="3.96069in" svg:width="0.10027in" svg:height="0.75453in" draw:id="id52" draw:style-name="a52"><svg:title/><svg:desc/><draw:enhanced-geometry draw:type="non-primitive" svg:viewBox="0 0 91686 689939" draw:enhanced-path="M 0 689939 L 45843 689939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689939"/><draw:equation draw:name="f8" draw:formula="0 / ?f6"/><draw:equation draw:name="f9" draw:formula="91686 / ?f6"/><draw:equation draw:name="f10" draw:formula="0 / ?f7"/><draw:equation draw:name="f11" draw:formula="689939 / ?f7"/></draw:enhanced-geometry></draw:custom-shape><draw:custom-shape svg:x="3.72325in" svg:y="4.71522in" svg:width="0.10027in" svg:height="0.78147in" draw:id="id53" draw:style-name="a53"><svg:title/><svg:desc/><draw:enhanced-geometry draw:type="non-primitive" svg:viewBox="0 0 91686 714579" draw:enhanced-path="M 0 714579 L 45843 714579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714579"/><draw:equation draw:name="f8" draw:formula="0 / ?f6"/><draw:equation draw:name="f9" draw:formula="91686 / ?f6"/><draw:equation draw:name="f10" draw:formula="0 / ?f7"/><draw:equation draw:name="f11" draw:formula="714579 / ?f7"/></draw:enhanced-geometry></draw:custom-shape><draw:custom-shape svg:x="4.92648in" svg:y="3.31395in" svg:width="0.10027in" svg:height="0.21558in" draw:id="id54" draw:style-name="a54"><svg:title/><svg:desc/><draw:enhanced-geometry draw:type="non-primitive" svg:viewBox="0 0 91686 197125" draw:enhanced-path="M 0 0 L 45843 0 45843 197125 91686 19712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92648in" svg:y="3.26395in" svg:width="0.10027in" svg:height="0.1in" draw:id="id55" draw:style-name="a55"><svg:title/><svg:desc/><draw:enhanced-geometry draw:type="non-primitive" svg:viewBox="0 0 91686 91440" draw:enhanced-path="M 0 45720 L 91686 4572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1440"/><draw:equation draw:name="f8" draw:formula="0 / ?f6"/><draw:equation draw:name="f9" draw:formula="91686 / ?f6"/><draw:equation draw:name="f10" draw:formula="0 / ?f7"/><draw:equation draw:name="f11" draw:formula="91440 / ?f7"/></draw:enhanced-geometry></draw:custom-shape><draw:custom-shape svg:x="4.92648in" svg:y="3.09838in" svg:width="0.10027in" svg:height="0.21558in" draw:id="id56" draw:style-name="a56"><svg:title/><svg:desc/><draw:enhanced-geometry draw:type="non-primitive" svg:viewBox="0 0 91686 197125" draw:enhanced-path="M 0 197125 L 45843 197125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32486in" svg:y="2.8289in" svg:width="0.10027in" svg:height="0.48505in" draw:id="id57" draw:style-name="a57"><svg:title/><svg:desc/><draw:enhanced-geometry draw:type="non-primitive" svg:viewBox="0 0 91686 443532" draw:enhanced-path="M 0 0 L 45843 0 45843 443532 91686 44353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443532"/><draw:equation draw:name="f8" draw:formula="0 / ?f6"/><draw:equation draw:name="f9" draw:formula="91686 / ?f6"/><draw:equation draw:name="f10" draw:formula="0 / ?f7"/><draw:equation draw:name="f11" draw:formula="443532 / ?f7"/></draw:enhanced-geometry></draw:custom-shape><draw:custom-shape svg:x="4.87648in" svg:y="2.72501in" svg:width="0.1in" svg:height="0.1in" draw:id="id58" draw:style-name="a58"><svg:title/><svg:desc/><draw:enhanced-geometry draw:type="non-primitive" svg:viewBox="0 0 91440 91440" draw:enhanced-path="M 45720 45720 L 68361 45720 68361 128815 114205 12881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0"/><draw:equation draw:name="f7" draw:formula="?f4 / 91440"/><draw:equation draw:name="f8" draw:formula="0 / ?f6"/><draw:equation draw:name="f9" draw:formula="91440 / ?f6"/><draw:equation draw:name="f10" draw:formula="0 / ?f7"/><draw:equation draw:name="f11" draw:formula="91440 / ?f7"/></draw:enhanced-geometry></draw:custom-shape><draw:custom-shape svg:x="4.92648in" svg:y="2.66722in" svg:width="0.10027in" svg:height="0.10779in" draw:id="id59" draw:style-name="a59"><svg:title/><svg:desc/><draw:enhanced-geometry draw:type="non-primitive" svg:viewBox="0 0 91686 98562" draw:enhanced-path="M 0 98562 L 45843 98562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8562"/><draw:equation draw:name="f8" draw:formula="0 / ?f6"/><draw:equation draw:name="f9" draw:formula="91686 / ?f6"/><draw:equation draw:name="f10" draw:formula="0 / ?f7"/><draw:equation draw:name="f11" draw:formula="98562 / ?f7"/></draw:enhanced-geometry></draw:custom-shape><draw:custom-shape svg:x="4.32486in" svg:y="2.72501in" svg:width="0.10027in" svg:height="0.1in" draw:id="id60" draw:style-name="a60"><svg:title/><svg:desc/><draw:enhanced-geometry draw:type="non-primitive" svg:viewBox="0 0 91686 91440" draw:enhanced-path="M 0 95001 L 45843 95001 45843 45720 91686 4572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1440"/><draw:equation draw:name="f8" draw:formula="0 / ?f6"/><draw:equation draw:name="f9" draw:formula="91686 / ?f6"/><draw:equation draw:name="f10" draw:formula="0 / ?f7"/><draw:equation draw:name="f11" draw:formula="91440 / ?f7"/></draw:enhanced-geometry></draw:custom-shape><draw:custom-shape svg:x="4.92648in" svg:y="2.34385in" svg:width="0.10027in" svg:height="0.10779in" draw:id="id61" draw:style-name="a61"><svg:title/><svg:desc/><draw:enhanced-geometry draw:type="non-primitive" svg:viewBox="0 0 91686 98562" draw:enhanced-path="M 0 0 L 45843 0 45843 98562 91686 9856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8562"/><draw:equation draw:name="f8" draw:formula="0 / ?f6"/><draw:equation draw:name="f9" draw:formula="91686 / ?f6"/><draw:equation draw:name="f10" draw:formula="0 / ?f7"/><draw:equation draw:name="f11" draw:formula="98562 / ?f7"/></draw:enhanced-geometry></draw:custom-shape><draw:custom-shape svg:x="4.92648in" svg:y="2.23606in" svg:width="0.10027in" svg:height="0.10779in" draw:id="id62" draw:style-name="a62"><svg:title/><svg:desc/><draw:enhanced-geometry draw:type="non-primitive" svg:viewBox="0 0 91686 98562" draw:enhanced-path="M 0 98562 L 45843 98562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8562"/><draw:equation draw:name="f8" draw:formula="0 / ?f6"/><draw:equation draw:name="f9" draw:formula="91686 / ?f6"/><draw:equation draw:name="f10" draw:formula="0 / ?f7"/><draw:equation draw:name="f11" draw:formula="98562 / ?f7"/></draw:enhanced-geometry></draw:custom-shape><draw:custom-shape svg:x="4.32486in" svg:y="2.34385in" svg:width="0.10027in" svg:height="0.48505in" draw:id="id63" draw:style-name="a63"><svg:title/><svg:desc/><draw:enhanced-geometry draw:type="non-primitive" svg:viewBox="0 0 91686 443532" draw:enhanced-path="M 0 443532 L 45843 443532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443532"/><draw:equation draw:name="f8" draw:formula="0 / ?f6"/><draw:equation draw:name="f9" draw:formula="91686 / ?f6"/><draw:equation draw:name="f10" draw:formula="0 / ?f7"/><draw:equation draw:name="f11" draw:formula="443532 / ?f7"/></draw:enhanced-geometry></draw:custom-shape><draw:custom-shape svg:x="3.72325in" svg:y="2.8289in" svg:width="0.10027in" svg:height="2.66779in" draw:id="id64" draw:style-name="a64"><svg:title/><svg:desc/><draw:enhanced-geometry draw:type="non-primitive" svg:viewBox="0 0 91686 2439427" draw:enhanced-path="M 0 2439427 L 45843 2439427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2439427"/><draw:equation draw:name="f8" draw:formula="0 / ?f6"/><draw:equation draw:name="f9" draw:formula="91686 / ?f6"/><draw:equation draw:name="f10" draw:formula="0 / ?f7"/><draw:equation draw:name="f11" draw:formula="2439427 / ?f7"/></draw:enhanced-geometry></draw:custom-shape><draw:custom-shape svg:x="4.88723in" svg:y="1.8049in" svg:width="0.1in" svg:height="0.21558in" draw:id="id65" draw:style-name="a65"><svg:title/><svg:desc/><draw:enhanced-geometry draw:type="non-primitive" svg:viewBox="0 0 91440 197125" draw:enhanced-path="M 45720 0 L 81734 0 81734 197125 127577 19712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0"/><draw:equation draw:name="f7" draw:formula="?f4 / 197125"/><draw:equation draw:name="f8" draw:formula="0 / ?f6"/><draw:equation draw:name="f9" draw:formula="91440 / ?f6"/><draw:equation draw:name="f10" draw:formula="0 / ?f7"/><draw:equation draw:name="f11" draw:formula="197125 / ?f7"/></draw:enhanced-geometry></draw:custom-shape><draw:custom-shape svg:x="4.88723in" svg:y="1.7549in" svg:width="0.1in" svg:height="0.1in" draw:id="id66" draw:style-name="a66"><svg:title/><svg:desc/><draw:enhanced-geometry draw:type="non-primitive" svg:viewBox="0 0 91440 91440" draw:enhanced-path="M 45720 45720 L 127577 4572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0"/><draw:equation draw:name="f7" draw:formula="?f4 / 91440"/><draw:equation draw:name="f8" draw:formula="0 / ?f6"/><draw:equation draw:name="f9" draw:formula="91440 / ?f6"/><draw:equation draw:name="f10" draw:formula="0 / ?f7"/><draw:equation draw:name="f11" draw:formula="91440 / ?f7"/></draw:enhanced-geometry></draw:custom-shape><draw:custom-shape svg:x="4.88723in" svg:y="1.58932in" svg:width="0.1in" svg:height="0.21558in" draw:id="id67" draw:style-name="a67"><svg:title/><svg:desc/><draw:enhanced-geometry draw:type="non-primitive" svg:viewBox="0 0 91440 197125" draw:enhanced-path="M 45720 197125 L 81734 197125 81734 0 127577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0"/><draw:equation draw:name="f7" draw:formula="?f4 / 197125"/><draw:equation draw:name="f8" draw:formula="0 / ?f6"/><draw:equation draw:name="f9" draw:formula="91440 / ?f6"/><draw:equation draw:name="f10" draw:formula="0 / ?f7"/><draw:equation draw:name="f11" draw:formula="197125 / ?f7"/></draw:enhanced-geometry></draw:custom-shape><draw:custom-shape svg:x="4.32486in" svg:y="1.26595in" svg:width="0.11102in" svg:height="0.53895in" draw:id="id68" draw:style-name="a68"><svg:title/><svg:desc/><draw:enhanced-geometry draw:type="non-primitive" svg:viewBox="0 0 101515 492813" draw:enhanced-path="M 0 0 L 55671 0 55671 492813 101515 492813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515"/><draw:equation draw:name="f7" draw:formula="?f4 / 492813"/><draw:equation draw:name="f8" draw:formula="0 / ?f6"/><draw:equation draw:name="f9" draw:formula="101515 / ?f6"/><draw:equation draw:name="f10" draw:formula="0 / ?f7"/><draw:equation draw:name="f11" draw:formula="492813 / ?f7"/></draw:enhanced-geometry></draw:custom-shape><draw:custom-shape svg:x="4.92648in" svg:y="0.72701in" svg:width="0.10027in" svg:height="0.64674in" draw:id="id69" draw:style-name="a69"><svg:title/><svg:desc/><draw:enhanced-geometry draw:type="non-primitive" svg:viewBox="0 0 91686 591376" draw:enhanced-path="M 0 0 L 45843 0 45843 591376 91686 5913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591376"/><draw:equation draw:name="f8" draw:formula="0 / ?f6"/><draw:equation draw:name="f9" draw:formula="91686 / ?f6"/><draw:equation draw:name="f10" draw:formula="0 / ?f7"/><draw:equation draw:name="f11" draw:formula="591376 / ?f7"/></draw:enhanced-geometry></draw:custom-shape><draw:custom-shape svg:x="4.92648in" svg:y="0.72701in" svg:width="0.10027in" svg:height="0.43116in" draw:id="id70" draw:style-name="a70"><svg:title/><svg:desc/><draw:enhanced-geometry draw:type="non-primitive" svg:viewBox="0 0 91686 394250" draw:enhanced-path="M 0 0 L 45843 0 45843 394250 91686 39425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394250"/><draw:equation draw:name="f8" draw:formula="0 / ?f6"/><draw:equation draw:name="f9" draw:formula="91686 / ?f6"/><draw:equation draw:name="f10" draw:formula="0 / ?f7"/><draw:equation draw:name="f11" draw:formula="394250 / ?f7"/></draw:enhanced-geometry></draw:custom-shape><draw:custom-shape svg:x="4.92648in" svg:y="0.72701in" svg:width="0.10027in" svg:height="0.21558in" draw:id="id71" draw:style-name="a71"><svg:title/><svg:desc/><draw:enhanced-geometry draw:type="non-primitive" svg:viewBox="0 0 91686 197125" draw:enhanced-path="M 0 0 L 45843 0 45843 197125 91686 19712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92648in" svg:y="0.67701in" svg:width="0.10027in" svg:height="0.1in" draw:id="id72" draw:style-name="a72"><svg:title/><svg:desc/><draw:enhanced-geometry draw:type="non-primitive" svg:viewBox="0 0 91686 91440" draw:enhanced-path="M 0 45720 L 91686 4572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91440"/><draw:equation draw:name="f8" draw:formula="0 / ?f6"/><draw:equation draw:name="f9" draw:formula="91686 / ?f6"/><draw:equation draw:name="f10" draw:formula="0 / ?f7"/><draw:equation draw:name="f11" draw:formula="91440 / ?f7"/></draw:enhanced-geometry></draw:custom-shape><draw:custom-shape svg:x="4.92648in" svg:y="0.51143in" svg:width="0.10027in" svg:height="0.21558in" draw:id="id73" draw:style-name="a73"><svg:title/><svg:desc/><draw:enhanced-geometry draw:type="non-primitive" svg:viewBox="0 0 91686 197125" draw:enhanced-path="M 0 197125 L 45843 197125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197125"/><draw:equation draw:name="f8" draw:formula="0 / ?f6"/><draw:equation draw:name="f9" draw:formula="91686 / ?f6"/><draw:equation draw:name="f10" draw:formula="0 / ?f7"/><draw:equation draw:name="f11" draw:formula="197125 / ?f7"/></draw:enhanced-geometry></draw:custom-shape><draw:custom-shape svg:x="4.92648in" svg:y="0.29585in" svg:width="0.10027in" svg:height="0.43116in" draw:id="id74" draw:style-name="a74"><svg:title/><svg:desc/><draw:enhanced-geometry draw:type="non-primitive" svg:viewBox="0 0 91686 394250" draw:enhanced-path="M 0 394250 L 45843 394250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394250"/><draw:equation draw:name="f8" draw:formula="0 / ?f6"/><draw:equation draw:name="f9" draw:formula="91686 / ?f6"/><draw:equation draw:name="f10" draw:formula="0 / ?f7"/><draw:equation draw:name="f11" draw:formula="394250 / ?f7"/></draw:enhanced-geometry></draw:custom-shape><draw:custom-shape svg:x="4.92648in" svg:y="0.08027in" svg:width="0.10027in" svg:height="0.64674in" draw:id="id75" draw:style-name="a75"><svg:title/><svg:desc/><draw:enhanced-geometry draw:type="non-primitive" svg:viewBox="0 0 91686 591376" draw:enhanced-path="M 0 591376 L 45843 591376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591376"/><draw:equation draw:name="f8" draw:formula="0 / ?f6"/><draw:equation draw:name="f9" draw:formula="91686 / ?f6"/><draw:equation draw:name="f10" draw:formula="0 / ?f7"/><draw:equation draw:name="f11" draw:formula="591376 / ?f7"/></draw:enhanced-geometry></draw:custom-shape><draw:custom-shape svg:x="4.32486in" svg:y="0.72701in" svg:width="0.10027in" svg:height="0.53895in" draw:id="id76" draw:style-name="a76"><svg:title/><svg:desc/><draw:enhanced-geometry draw:type="non-primitive" svg:viewBox="0 0 91686 492813" draw:enhanced-path="M 0 492813 L 45843 492813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492813"/><draw:equation draw:name="f8" draw:formula="0 / ?f6"/><draw:equation draw:name="f9" draw:formula="91686 / ?f6"/><draw:equation draw:name="f10" draw:formula="0 / ?f7"/><draw:equation draw:name="f11" draw:formula="492813 / ?f7"/></draw:enhanced-geometry></draw:custom-shape><draw:custom-shape svg:x="3.72325in" svg:y="1.26595in" svg:width="0.10027in" svg:height="4.23074in" draw:id="id77" draw:style-name="a77"><svg:title/><svg:desc/><draw:enhanced-geometry draw:type="non-primitive" svg:viewBox="0 0 91686 3868587" draw:enhanced-path="M 0 3868587 L 45843 3868587 45843 0 9168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686"/><draw:equation draw:name="f7" draw:formula="?f4 / 3868587"/><draw:equation draw:name="f8" draw:formula="0 / ?f6"/><draw:equation draw:name="f9" draw:formula="91686 / ?f6"/><draw:equation draw:name="f10" draw:formula="0 / ?f7"/><draw:equation draw:name="f11" draw:formula="3868587 / ?f7"/></draw:enhanced-geometry></draw:custom-shape><draw:custom-shape svg:x="3.2219in" svg:y="5.42024in" svg:width="0.50135in" svg:height="0.15291in" draw:id="id78" draw:style-name="a80"><svg:title/><svg:desc/><text:p text:style-name="a79" text:class-names="" text:cond-style-name=""><text:span text:style-name="a78" text:class-names="">Liverpool Cruise Liner Terminal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82352in" svg:y="1.1895in" svg:width="0.50135in" svg:height="0.15291in" draw:id="id79" draw:style-name="a83"><svg:title/><svg:desc/><text:p text:style-name="a82" text:class-names="" text:cond-style-name=""><text:span text:style-name="a81" text:class-names="">Acquisition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0.65055in" svg:width="0.50135in" svg:height="0.15291in" draw:id="id80" draw:style-name="a86"><svg:title/><svg:desc/><text:p text:style-name="a85" text:class-names="" text:cond-style-name=""><text:span text:style-name="a84" text:class-names=""><text:s text:c="2"/>Hiring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0.00381in" svg:width="0.50135in" svg:height="0.15291in" draw:id="id81" draw:style-name="a89"><svg:title/><svg:desc/><text:p text:style-name="a88" text:class-names="" text:cond-style-name=""><text:span text:style-name="a87" text:class-names="">Bedrock Survey Contractor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0.21939in" svg:width="0.50135in" svg:height="0.15291in" draw:id="id82" draw:style-name="a92"><svg:title/><svg:desc/><text:p text:style-name="a91" text:class-names="" text:cond-style-name=""><text:span text:style-name="a90" text:class-names="">Heavy Machinery Operator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0.43497in" svg:width="0.50135in" svg:height="0.15291in" draw:id="id83" draw:style-name="a95"><svg:title/><svg:desc/><text:p text:style-name="a94" text:class-names="" text:cond-style-name=""><text:span text:style-name="a93" text:class-names="">Labour Contractor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0.65055in" svg:width="0.50135in" svg:height="0.15291in" draw:id="id84" draw:style-name="a98"><svg:title/><svg:desc/><text:p text:style-name="a97" text:class-names="" text:cond-style-name=""><text:span text:style-name="a96" text:class-names="">Transportation Contractor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0.86613in" svg:width="0.50135in" svg:height="0.15291in" draw:id="id85" draw:style-name="a101"><svg:title/><svg:desc/><text:p text:style-name="a100" text:class-names="" text:cond-style-name=""><text:span text:style-name="a99" text:class-names="">Catering Contractor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1.08171in" svg:width="0.50135in" svg:height="0.15291in" draw:id="id86" draw:style-name="a104"><svg:title/><svg:desc/><text:p text:style-name="a103" text:class-names="" text:cond-style-name=""><text:span text:style-name="a102" text:class-names="">Heavy Machinary and Tools Contractor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1.29729in" svg:width="0.50135in" svg:height="0.15291in" draw:id="id87" draw:style-name="a107"><svg:title/><svg:desc/><text:p text:style-name="a106" text:class-names="" text:cond-style-name=""><text:span text:style-name="a105" text:class-names="">International and national suppliers 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3588in" svg:y="1.72845in" svg:width="0.50135in" svg:height="0.15291in" draw:id="id88" draw:style-name="a110"><svg:title/><svg:desc/><text:p text:style-name="a109" text:class-names="" text:cond-style-name=""><text:span text:style-name="a108" text:class-names="">Accomadatations &amp; Storage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1.51287in" svg:width="0.50135in" svg:height="0.15291in" draw:id="id89" draw:style-name="a113"><svg:title/><svg:desc/><text:p text:style-name="a112" text:class-names="" text:cond-style-name=""><text:span text:style-name="a111" text:class-names="">Accomodations for Staff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1.72845in" svg:width="0.50135in" svg:height="0.15291in" draw:id="id90" draw:style-name="a116"><svg:title/><svg:desc/><text:p text:style-name="a115" text:class-names="" text:cond-style-name=""><text:span text:style-name="a114" text:class-names="">Storage of tools &amp; Machinery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1.94403in" svg:width="0.50135in" svg:height="0.15291in" draw:id="id91" draw:style-name="a119"><svg:title/><svg:desc/><text:p text:style-name="a118" text:class-names="" text:cond-style-name=""><text:span text:style-name="a117" text:class-names="">Storage of raw material &amp; part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82352in" svg:y="2.75245in" svg:width="0.50135in" svg:height="0.15291in" draw:id="id92" draw:style-name="a122"><svg:title/><svg:desc/><text:p text:style-name="a121" text:class-names="" text:cond-style-name=""><text:span text:style-name="a120" text:class-names="">Pre- constructon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2.26739in" svg:width="0.50135in" svg:height="0.15291in" draw:id="id93" draw:style-name="a125"><svg:title/><svg:desc/><text:p text:style-name="a124" text:class-names="" text:cond-style-name=""><text:span text:style-name="a123" text:class-names="">Training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2.1596in" svg:width="0.50135in" svg:height="0.15291in" draw:id="id94" draw:style-name="a128"><svg:title/><svg:desc/><text:p text:style-name="a127" text:class-names="" text:cond-style-name=""><text:span text:style-name="a126" text:class-names="">International workers training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2.37518in" svg:width="0.50135in" svg:height="0.15291in" draw:id="id95" draw:style-name="a131"><svg:title/><svg:desc/><text:p text:style-name="a130" text:class-names="" text:cond-style-name=""><text:span text:style-name="a129" text:class-names="">Local Workers Training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2.69855in" svg:width="0.50135in" svg:height="0.15291in" draw:id="id96" draw:style-name="a134"><svg:title/><svg:desc/><text:p text:style-name="a133" text:class-names="" text:cond-style-name=""><text:span text:style-name="a132" text:class-names="">Cleaning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2.59076in" svg:width="0.50135in" svg:height="0.15291in" draw:id="id97" draw:style-name="a137"><svg:title/><svg:desc/><text:p text:style-name="a136" text:class-names="" text:cond-style-name=""><text:span text:style-name="a135" text:class-names="">Removing debris &amp; unwanted vegetation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0138in" svg:y="2.78943in" svg:width="0.50135in" svg:height="0.15291in" draw:id="id98" draw:style-name="a140"><svg:title/><svg:desc/><text:p text:style-name="a139" text:class-names="" text:cond-style-name=""><text:span text:style-name="a138" text:class-names="">Making Pathways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3.2375in" svg:width="0.50135in" svg:height="0.15291in" draw:id="id99" draw:style-name="a143"><svg:title/><svg:desc/><text:p text:style-name="a142" text:class-names="" text:cond-style-name=""><text:span text:style-name="a141" text:class-names="">Security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3.02192in" svg:width="0.50135in" svg:height="0.15291in" draw:id="id100" draw:style-name="a146"><svg:title/><svg:desc/><text:p text:style-name="a145" text:class-names="" text:cond-style-name=""><text:span text:style-name="a144" text:class-names="">Fencing &amp; Entry barrier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3.2375in" svg:width="0.50135in" svg:height="0.15291in" draw:id="id101" draw:style-name="a149"><svg:title/><svg:desc/><text:p text:style-name="a148" text:class-names="" text:cond-style-name=""><text:span text:style-name="a147" text:class-names="">Survalance Camera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3.45308in" svg:width="0.50135in" svg:height="0.15291in" draw:id="id102" draw:style-name="a152"><svg:title/><svg:desc/><text:p text:style-name="a151" text:class-names="" text:cond-style-name=""><text:span text:style-name="a150" text:class-names="">On site cabins for Gurd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82352in" svg:y="4.63876in" svg:width="0.50135in" svg:height="0.15291in" draw:id="id103" draw:style-name="a155"><svg:title/><svg:desc/><text:p text:style-name="a154" text:class-names="" text:cond-style-name=""><text:span text:style-name="a153" text:class-names="">Site preparation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3.88424in" svg:width="0.50135in" svg:height="0.15291in" draw:id="id104" draw:style-name="a158"><svg:title/><svg:desc/><text:p text:style-name="a157" text:class-names="" text:cond-style-name=""><text:span text:style-name="a156" text:class-names="">Survey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3.66866in" svg:width="0.50135in" svg:height="0.15291in" draw:id="id105" draw:style-name="a161"><svg:title/><svg:desc/><text:p text:style-name="a160" text:class-names="" text:cond-style-name=""><text:span text:style-name="a159" text:class-names="">Collect Old Construction Records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3.88424in" svg:width="0.50135in" svg:height="0.15291in" draw:id="id106" draw:style-name="a164"><svg:title/><svg:desc/><text:p text:style-name="a163" text:class-names="" text:cond-style-name=""><text:span text:style-name="a162" text:class-names="">Existing Utilities- electricity, plumbings, gas etc.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4.09982in" svg:width="0.50135in" svg:height="0.15291in" draw:id="id107" draw:style-name="a167"><svg:title/><svg:desc/><text:p text:style-name="a166" text:class-names="" text:cond-style-name=""><text:span text:style-name="a165" text:class-names="">Bedrock Survey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4.42318in" svg:width="0.50135in" svg:height="0.15291in" draw:id="id108" draw:style-name="a170"><svg:title/><svg:desc/><text:p text:style-name="a169" text:class-names="" text:cond-style-name=""><text:span text:style-name="a168" text:class-names="">Demolition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4.31539in" svg:width="0.50135in" svg:height="0.15291in" draw:id="id109" draw:style-name="a173"><svg:title/><svg:desc/><text:p text:style-name="a172" text:class-names="" text:cond-style-name=""><text:span text:style-name="a171" text:class-names="">demolition of Princess landing stage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4.53097in" svg:width="0.50135in" svg:height="0.15291in" draw:id="id110" draw:style-name="a176"><svg:title/><svg:desc/><text:p text:style-name="a175" text:class-names="" text:cond-style-name=""><text:span text:style-name="a174" text:class-names="">Removing debri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4.85434in" svg:width="0.50135in" svg:height="0.15291in" draw:id="id111" draw:style-name="a179"><svg:title/><svg:desc/><text:p text:style-name="a178" text:class-names="" text:cond-style-name=""><text:span text:style-name="a177" text:class-names="">Environmental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4.74655in" svg:width="0.50135in" svg:height="0.15291in" draw:id="id112" draw:style-name="a182"><svg:title/><svg:desc/><text:p text:style-name="a181" text:class-names="" text:cond-style-name=""><text:span text:style-name="a180" text:class-names="">Waste consolidation &amp; Management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4.96213in" svg:width="0.50135in" svg:height="0.15291in" draw:id="id113" draw:style-name="a185"><svg:title/><svg:desc/><text:p text:style-name="a184" text:class-names="" text:cond-style-name=""><text:span text:style-name="a183" text:class-names="">Noise, Air and water monitoring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5.39329in" svg:width="0.50135in" svg:height="0.15291in" draw:id="id114" draw:style-name="a188"><svg:title/><svg:desc/><text:p text:style-name="a187" text:class-names="" text:cond-style-name=""><text:span text:style-name="a186" text:class-names="">Utilities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5.17771in" svg:width="0.50135in" svg:height="0.15291in" draw:id="id115" draw:style-name="a191"><svg:title/><svg:desc/><text:p text:style-name="a190" text:class-names="" text:cond-style-name=""><text:span text:style-name="a189" text:class-names="">Electeicity, water and drainage connection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5.39329in" svg:width="0.50135in" svg:height="0.15291in" draw:id="id116" draw:style-name="a194"><svg:title/><svg:desc/><text:p text:style-name="a193" text:class-names="" text:cond-style-name=""><text:span text:style-name="a192" text:class-names="">lighting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5.60887in" svg:width="0.50135in" svg:height="0.15291in" draw:id="id117" draw:style-name="a197"><svg:title/><svg:desc/><text:p text:style-name="a196" text:class-names="" text:cond-style-name=""><text:span text:style-name="a195" text:class-names="">clinic for health screening and first aid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82352in" svg:y="5.71666in" svg:width="0.50135in" svg:height="0.15291in" draw:id="id118" draw:style-name="a200"><svg:title/><svg:desc/><text:p text:style-name="a199" text:class-names="" text:cond-style-name=""><text:span text:style-name="a198" text:class-names="">Foundation &amp; structure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5.60887in" svg:width="0.50135in" svg:height="0.15291in" draw:id="id119" draw:style-name="a203"><svg:title/><svg:desc/><text:p text:style-name="a202" text:class-names="" text:cond-style-name=""><text:span text:style-name="a201" text:class-names=""/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5.82445in" svg:width="0.50135in" svg:height="0.15291in" draw:id="id120" draw:style-name="a206"><svg:title/><svg:desc/><text:p text:style-name="a205" text:class-names="" text:cond-style-name=""><text:span text:style-name="a204" text:class-names=""/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82352in" svg:y="6.3634in" svg:width="0.50135in" svg:height="0.15291in" draw:id="id121" draw:style-name="a209"><svg:title/><svg:desc/><text:p text:style-name="a208" text:class-names="" text:cond-style-name=""><text:span text:style-name="a207" text:class-names="">External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6.04003in" svg:width="0.50135in" svg:height="0.15291in" draw:id="id122" draw:style-name="a212"><svg:title/><svg:desc/><text:p text:style-name="a211" text:class-names="" text:cond-style-name=""><text:span text:style-name="a210" text:class-names="">Wall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5.82445in" svg:width="0.50135in" svg:height="0.15291in" draw:id="id123" draw:style-name="a215"><svg:title/><svg:desc/><text:p text:style-name="a214" text:class-names="" text:cond-style-name=""><text:span text:style-name="a213" text:class-names="">Fitting <text:s text:c="1"/>frame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6.04003in" svg:width="0.50135in" svg:height="0.15291in" draw:id="id124" draw:style-name="a218"><svg:title/><svg:desc/><text:p text:style-name="a217" text:class-names="" text:cond-style-name=""><text:span text:style-name="a216" text:class-names="">Fitting Glass Panel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6.25561in" svg:width="0.50135in" svg:height="0.15291in" draw:id="id125" draw:style-name="a221"><svg:title/><svg:desc/><text:p text:style-name="a220" text:class-names="" text:cond-style-name=""><text:span text:style-name="a219" text:class-names="">inspection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6.68676in" svg:width="0.50135in" svg:height="0.15291in" draw:id="id126" draw:style-name="a224"><svg:title/><svg:desc/><text:p text:style-name="a223" text:class-names="" text:cond-style-name=""><text:span text:style-name="a222" text:class-names="">Roof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6.47119in" svg:width="0.50135in" svg:height="0.15291in" draw:id="id127" draw:style-name="a227"><svg:title/><svg:desc/><text:p text:style-name="a226" text:class-names="" text:cond-style-name=""><text:span text:style-name="a225" text:class-names="">External Brick Concrete work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6.68676in" svg:width="0.50135in" svg:height="0.15291in" draw:id="id128" draw:style-name="a230"><svg:title/><svg:desc/><text:p text:style-name="a229" text:class-names="" text:cond-style-name=""><text:span text:style-name="a228" text:class-names="">insulation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6.90234in" svg:width="0.50135in" svg:height="0.15291in" draw:id="id129" draw:style-name="a233"><svg:title/><svg:desc/><text:p text:style-name="a232" text:class-names="" text:cond-style-name=""><text:span text:style-name="a231" text:class-names="">Cladding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82352in" svg:y="7.81855in" svg:width="0.50135in" svg:height="0.15291in" draw:id="id130" draw:style-name="a236"><svg:title/><svg:desc/><text:p text:style-name="a235" text:class-names="" text:cond-style-name=""><text:span text:style-name="a234" text:class-names="">Interanl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7.25458in" svg:width="0.50135in" svg:height="0.15291in" draw:id="id131" draw:style-name="a239"><svg:title/><svg:desc/><text:p text:style-name="a238" text:class-names="" text:cond-style-name=""><text:span text:style-name="a237" text:class-names="">Flooring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7.11792in" svg:width="0.50135in" svg:height="0.15291in" draw:id="id132" draw:style-name="a242"><svg:title/><svg:desc/><text:p text:style-name="a241" text:class-names="" text:cond-style-name=""><text:span text:style-name="a240" text:class-names="">making second floor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7.3335in" svg:width="0.50135in" svg:height="0.15291in" draw:id="id133" draw:style-name="a245"><svg:title/><svg:desc/><text:p text:style-name="a244" text:class-names="" text:cond-style-name=""><text:span text:style-name="a243" text:class-names="">Adding tile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7.65687in" svg:width="0.50135in" svg:height="0.15291in" draw:id="id134" draw:style-name="a248"><svg:title/><svg:desc/><text:p text:style-name="a247" text:class-names="" text:cond-style-name=""><text:span text:style-name="a246" text:class-names="">Exicuting floor <text:s text:c="1"/>plan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7.54908in" svg:width="0.50135in" svg:height="0.15291in" draw:id="id135" draw:style-name="a251"><svg:title/><svg:desc/><text:p text:style-name="a250" text:class-names="" text:cond-style-name=""><text:span text:style-name="a249" text:class-names="">Walls Using Brick and Concrete work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7.76466in" svg:width="0.50135in" svg:height="0.15291in" draw:id="id136" draw:style-name="a254"><svg:title/><svg:desc/><text:p text:style-name="a253" text:class-names="" text:cond-style-name=""><text:span text:style-name="a252" text:class-names="">Frame for Excalator , Stairs and elivator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8.4114in" svg:width="0.50135in" svg:height="0.15291in" draw:id="id137" draw:style-name="a257"><svg:title/><svg:desc/><text:p text:style-name="a256" text:class-names="" text:cond-style-name=""><text:span text:style-name="a255" text:class-names="">Utilitie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7.98024in" svg:width="0.50135in" svg:height="0.15291in" draw:id="id138" draw:style-name="a260"><svg:title/><svg:desc/><text:p text:style-name="a259" text:class-names="" text:cond-style-name=""><text:span text:style-name="a258" text:class-names="">ELectrical connection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8.19582in" svg:width="0.50135in" svg:height="0.15291in" draw:id="id139" draw:style-name="a263"><svg:title/><svg:desc/><text:p text:style-name="a262" text:class-names="" text:cond-style-name=""><text:span text:style-name="a261" text:class-names="">Water supply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8.4114in" svg:width="0.50135in" svg:height="0.15291in" draw:id="id140" draw:style-name="a266"><svg:title/><svg:desc/><text:p text:style-name="a265" text:class-names="" text:cond-style-name=""><text:span text:style-name="a264" text:class-names="">Pipelines for Drainage and Fulel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8.62698in" svg:width="0.50135in" svg:height="0.15291in" draw:id="id141" draw:style-name="a269"><svg:title/><svg:desc/><text:p text:style-name="a268" text:class-names="" text:cond-style-name=""><text:span text:style-name="a267" text:class-names="">Vents for Air conditioning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8.84255in" svg:width="0.50135in" svg:height="0.15291in" draw:id="id142" draw:style-name="a272"><svg:title/><svg:desc/><text:p text:style-name="a271" text:class-names="" text:cond-style-name=""><text:span text:style-name="a270" text:class-names="">Fire sprinkler connection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82352in" svg:y="8.84255in" svg:width="0.50135in" svg:height="0.15291in" draw:id="id143" draw:style-name="a275"><svg:title/><svg:desc/><text:p text:style-name="a274" text:class-names="" text:cond-style-name=""><text:span text:style-name="a273" text:class-names="">External Structure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8.62698in" svg:width="0.50135in" svg:height="0.15291in" draw:id="id144" draw:style-name="a278"><svg:title/><svg:desc/><text:p text:style-name="a277" text:class-names="" text:cond-style-name=""><text:span text:style-name="a276" text:class-names="">Link Bridge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8.84255in" svg:width="0.50135in" svg:height="0.15291in" draw:id="id145" draw:style-name="a281"><svg:title/><svg:desc/><text:p text:style-name="a280" text:class-names="" text:cond-style-name=""><text:span text:style-name="a279" text:class-names="">Taxi Rank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9.05813in" svg:width="0.50135in" svg:height="0.15291in" draw:id="id146" draw:style-name="a284"><svg:title/><svg:desc/><text:p text:style-name="a283" text:class-names="" text:cond-style-name=""><text:span text:style-name="a282" text:class-names="">Entry/Exit<text:s text:c="1"/>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82352in" svg:y="9.65098in" svg:width="0.50135in" svg:height="0.15291in" draw:id="id147" draw:style-name="a287"><svg:title/><svg:desc/><text:p text:style-name="a286" text:class-names="" text:cond-style-name=""><text:span text:style-name="a285" text:class-names="">Fnishing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9.27371in" svg:width="0.50135in" svg:height="0.15291in" draw:id="id148" draw:style-name="a290"><svg:title/><svg:desc/><text:p text:style-name="a289" text:class-names="" text:cond-style-name=""><text:span text:style-name="a288" text:class-names="">electronic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9.05813in" svg:width="0.50135in" svg:height="0.15291in" draw:id="id149" draw:style-name="a293"><svg:title/><svg:desc/><text:p text:style-name="a292" text:class-names="" text:cond-style-name=""><text:span text:style-name="a291" text:class-names="">Lights and announcement system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9.27371in" svg:width="0.50135in" svg:height="0.15291in" draw:id="id150" draw:style-name="a296"><svg:title/><svg:desc/><text:p text:style-name="a295" text:class-names="" text:cond-style-name=""><text:span text:style-name="a294" text:class-names="">Security Camera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9.48929in" svg:width="0.50135in" svg:height="0.15291in" draw:id="id151" draw:style-name="a299"><svg:title/><svg:desc/><text:p text:style-name="a298" text:class-names="" text:cond-style-name=""><text:span text:style-name="a297" text:class-names="">Screens and Detecetor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2513in" svg:y="10.02824in" svg:width="0.50135in" svg:height="0.15291in" draw:id="id152" draw:style-name="a302"><svg:title/><svg:desc/><text:p text:style-name="a301" text:class-names="" text:cond-style-name=""><text:span text:style-name="a300" text:class-names="">interior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9.70487in" svg:width="0.50135in" svg:height="0.15291in" draw:id="id153" draw:style-name="a305"><svg:title/><svg:desc/><text:p text:style-name="a304" text:class-names="" text:cond-style-name=""><text:span text:style-name="a303" text:class-names="">Fititng seat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9.92045in" svg:width="0.50135in" svg:height="0.15291in" draw:id="id154" draw:style-name="a308"><svg:title/><svg:desc/><text:p text:style-name="a307" text:class-names="" text:cond-style-name=""><text:span text:style-name="a306" text:class-names="">counters and luggage pickup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10.13603in" svg:width="0.50135in" svg:height="0.15291in" draw:id="id155" draw:style-name="a311"><svg:title/><svg:desc/><text:p text:style-name="a310" text:class-names="" text:cond-style-name=""><text:span text:style-name="a309" text:class-names="">restroom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5.02675in" svg:y="10.35161in" svg:width="0.50135in" svg:height="0.15291in" draw:id="id156" draw:style-name="a314"><svg:title/><svg:desc/><text:p text:style-name="a313" text:class-names="" text:cond-style-name=""><text:span text:style-name="a312" text:class-names="">Decoirations</text:span></text:p><draw:enhanced-geometry draw:type="non-primitive" svg:viewBox="0 0 458431 139821" draw:enhanced-path="M 0 0 L 458431 0 458431 139821 0 13982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8431"/><draw:equation draw:name="f7" draw:formula="?f4 / 139821"/><draw:equation draw:name="f8" draw:formula="0 * ?f5 / 458431"/><draw:equation draw:name="f9" draw:formula="0 * ?f4 / 139821"/><draw:equation draw:name="f10" draw:formula="458431 * ?f5 / 458431"/><draw:equation draw:name="f11" draw:formula="139821 * ?f4 / 13982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tra, Swaraj</meta:initial-creator>
    <dc:creator>Patra, Swaraj</dc:creator>
    <meta:creation-date>2021-10-25T12:23:00Z</meta:creation-date>
    <dc:date>2021-10-25T19:30:00Z</dc:date>
    <meta:template xlink:href="Normal" xlink:type="simple"/>
    <meta:editing-cycles>1</meta:editing-cycles>
    <meta:editing-duration>PT25260S</meta:editing-duration>
    <meta:document-statistic meta:page-count="1" meta:paragraph-count="1" meta:word-count="0" meta:character-count="1" meta:row-count="1" meta:non-whitespace-character-count="1"/>
  </office:meta>
</office:document-meta>
</file>